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c6b8" officeooo:paragraph-rsid="001cc6b8"/>
    </style:style>
    <style:style style:name="P2" style:family="paragraph" style:parent-style-name="Standard" style:list-style-name="L1">
      <style:text-properties officeooo:rsid="001dcb2e" officeooo:paragraph-rsid="001dcb2e"/>
    </style:style>
    <style:style style:name="P3" style:family="paragraph" style:parent-style-name="Standard" style:list-style-name="L1">
      <style:text-properties officeooo:rsid="001f72ab" officeooo:paragraph-rsid="001f72ab"/>
    </style:style>
    <style:style style:name="P4" style:family="paragraph" style:parent-style-name="Standard" style:list-style-name="L1">
      <style:text-properties officeooo:rsid="0020e8ba" officeooo:paragraph-rsid="0020e8ba"/>
    </style:style>
    <style:style style:name="P5" style:family="paragraph" style:parent-style-name="Standard">
      <style:text-properties officeooo:rsid="0020e8ba" officeooo:paragraph-rsid="0020e8ba"/>
    </style:style>
    <style:style style:name="P6" style:family="paragraph" style:parent-style-name="Standard" style:list-style-name="L2">
      <style:text-properties officeooo:rsid="0020e8ba" officeooo:paragraph-rsid="0020e8ba"/>
    </style:style>
    <style:style style:name="P7" style:family="paragraph" style:parent-style-name="Standard" style:list-style-name="L2">
      <style:text-properties officeooo:paragraph-rsid="0020e8ba"/>
    </style:style>
    <style:style style:name="P8" style:family="paragraph" style:parent-style-name="Standard" style:list-style-name="L2">
      <style:text-properties officeooo:rsid="00216fb3" officeooo:paragraph-rsid="00216fb3"/>
    </style:style>
    <style:style style:name="P9" style:family="paragraph" style:parent-style-name="Standard" style:list-style-name="L1">
      <style:text-properties officeooo:rsid="0021a221" officeooo:paragraph-rsid="0021a221"/>
    </style:style>
    <style:style style:name="P10" style:family="paragraph" style:parent-style-name="Standard">
      <style:text-properties officeooo:rsid="0023a47a" officeooo:paragraph-rsid="0023a47a"/>
    </style:style>
    <style:style style:name="P11" style:family="paragraph" style:parent-style-name="Standard" style:list-style-name="L1">
      <style:text-properties officeooo:rsid="00251ea1" officeooo:paragraph-rsid="00251ea1"/>
    </style:style>
    <style:style style:name="P12" style:family="paragraph" style:parent-style-name="Standard" style:list-style-name="L2">
      <style:text-properties officeooo:rsid="00269d2c" officeooo:paragraph-rsid="00269d2c"/>
    </style:style>
    <style:style style:name="T1" style:family="text">
      <style:text-properties officeooo:rsid="001dcb2e"/>
    </style:style>
    <style:style style:name="T2" style:family="text">
      <style:text-properties officeooo:rsid="001f72ab"/>
    </style:style>
    <style:style style:name="T3" style:family="text">
      <style:text-properties officeooo:rsid="0020e8ba"/>
    </style:style>
    <style:style style:name="T4" style:family="text">
      <style:text-properties officeooo:rsid="0021fa53"/>
    </style:style>
    <style:style style:name="T5" style:family="text">
      <style:text-properties officeooo:rsid="0023a47a"/>
    </style:style>
    <style:style style:name="T6" style:family="text">
      <style:text-properties officeooo:rsid="0023ae6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Stability Items</text:p>
      <text:list xml:id="list2719456537" text:style-name="L1">
        <text:list-item>
          <text:p text:style-name="P1">Audio and status threads should start only after IP address is present and IP address validation has been done first. <text:s/>Validation must invoke some query function on the scanner like getting the scanner model name. <text:s/>Put the scanner model name in the status bar <text:span text:style-name="T3">along with IP address</text:span>. <text:s/>Sequence <text:span text:style-name="T1">o</text:span>n startup, before anything else:</text:p>
          <text:list>
            <text:list-item>
              <text:p text:style-name="P1">Validate IP address format.</text:p>
            </text:list-item>
            <text:list-item>
              <text:p text:style-name="P1">Send query to <text:span text:style-name="T1">scanner for model name.</text:span></text:p>
            </text:list-item>
            <text:list-item>
              <text:p text:style-name="P2">If response in 1 second, begin audio and status threads and put model name in status bar.</text:p>
            </text:list-item>
            <text:list-item>
              <text:p text:style-name="P2">If no response prompt user with modal dialogue that explains the problem.</text:p>
            </text:list-item>
          </text:list>
        </text:list-item>
        <text:list-item>
          <text:p text:style-name="P1">Detect when scanner isn’t sending responses, both for RTSP and RTP. <text:s/>Prompt user with modal dialogue explaining possible causes. <text:s/>Running more than one software against the scanner, running two instances of scanner client, VLC, ProScan, etc. <text:s/>Also scanner getting out of whack – offer reset capability. <text:s/><text:span text:style-name="T1">If the problem originated in the threads offer two options [terminate] or [reset scanner]. <text:s/>U</text:span>se “MSM,1” to reset scanner if not responding. <text:s/><text:span text:style-name="T1">Once reset, restart the threads from the top.</text:span></text:p>
        </text:list-item>
        <text:list-item>
          <text:p text:style-name="P2">Store IP address and other settings in sc.config file. <text:s/>Use tinyxml2. <text:s/>Move global memory storage to a “globals.h” file, loaded on startup. <text:s/><text:span text:style-name="T2">Sequence should be:</text:span></text:p>
          <text:list>
            <text:list-item>
              <text:p text:style-name="P3">On startup, detect if sc.config exists and load it, <text:span text:style-name="T4">if not set status as changed.</text:span></text:p>
            </text:list-item>
            <text:list-item>
              <text:p text:style-name="P3">During operation, detect if any configuration fields are changed, retain status.</text:p>
            </text:list-item>
            <text:list-item>
              <text:p text:style-name="P3">On shutdown, <text:span text:style-name="T4">if changes occurred, </text:span>write a new sc.config file with the changed settings.</text:p>
            </text:list-item>
          </text:list>
        </text:list-item>
        <text:list-item>
          <text:p text:style-name="P4">IP Address and any other configuration are updated in a separate configuration dialogue accessed from a button in the control panel [Update Settings]. <text:s/>When IP address is changed, validate the IP with model query, then stop and restart the status and audio threads.</text:p>
        </text:list-item>
        <text:list-item>
          <text:p text:style-name="P4">Remove the menu. <text:s/><text:span text:style-name="T6">Before doing that ensure termination using the top level window exit button gracefuly exits the program.</text:span></text:p>
        </text:list-item>
        <text:list-item>
          <text:p text:style-name="P2">Provide an <text:span text:style-name="T3">application </text:span>icon.</text:p>
        </text:list-item>
        <text:list-item>
          <text:p text:style-name="P9">Rewrite codec, <text:span text:style-name="T4">remove g711.h/cpp files.</text:span></text:p>
        </text:list-item>
        <text:list-item>
          <text:p text:style-name="P11">Decide on a license, update all files with the license information.</text:p>
        </text:list-item>
        <text:list-item>
          <text:p text:style-name="P11">Write version of poll() that is supported on both OSX and Linux.</text:p>
        </text:list-item>
        <text:list-item>
          <text:p text:style-name="P11">Work through build and testing on Linux.</text:p>
        </text:list-item>
        <text:list-item>
          <text:p text:style-name="P11">Work through build and testing on OSX.</text:p>
        </text:list-item>
        <text:list-item>
          <text:p text:style-name="P11">Make backup on thumb drive and Box.</text:p>
        </text:list-item>
      </text:list>
      <text:p text:style-name="P5">Enhancement Items</text:p>
      <text:list xml:id="list1212532737" text:style-name="L2">
        <text:list-item>
          <text:p text:style-name="P7"><text:span text:style-name="T3">[System][Department][Channel] buttons.</text:span></text:p>
        </text:list-item>
        <text:list-item>
          <text:p text:style-name="P6">Keystrokes for system (“s), department (“d”), and channel (space) to toggle hold.</text:p>
        </text:list-item>
        <text:list-item>
          <text:p text:style-name="P6">Keystroke to “bump” the currently playing channel – “escape” key.</text:p>
        </text:list-item>
        <text:list-item>
          <text:p text:style-name="P8">Control to adjust the squelch.</text:p>
        </text:list-item>
        <text:list-item>
          <text:p text:style-name="P8">More display items...other types of scan weather, cc, analyze, <text:span text:style-name="T5">more fields/controls like signal strength, squelch, volume, <text:s/></text:span>etc.</text:p>
        </text:list-item>
        <text:list-item>
          <text:p text:style-name="P12">Volume control that is cross platform.</text:p>
        </text:list-item>
      </text:list>
      <text:p text:style-name="P5"/>
      <text:p text:style-name="P10">Eventually upload to github.co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11:52:20.904000000</dc:date>
    <meta:editing-duration>PT3H44M29S</meta:editing-duration>
    <meta:editing-cycles>7</meta:editing-cycles>
    <meta:generator>LibreOffice/7.3.2.2$Windows_X86_64 LibreOffice_project/49f2b1bff42cfccbd8f788c8dc32c1c309559be0</meta:generator>
    <meta:print-date>2023-02-02T09:12:15.691000000</meta:print-date>
    <meta:document-statistic meta:table-count="0" meta:image-count="0" meta:object-count="0" meta:page-count="1" meta:paragraph-count="28" meta:word-count="433" meta:character-count="2645" meta:non-whitespace-character-count="2248"/>
  </office:meta>
</office:document-meta>
</file>